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Willi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362">
            <text:p>36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89">
            <text:p>889</text:p>
          </table:table-cell>
          <table:table-cell table:style-name="ce22" office:value-type="float" office:value="211">
            <text:p>21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109">
            <text:p>10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21">
            <text:p>1521</text:p>
          </table:table-cell>
          <table:table-cell table:style-name="ce22" office:value-type="float" office:value="175">
            <text:p>17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884">
            <text:p>4884</text:p>
          </table:table-cell>
          <table:table-cell table:style-name="ce22" office:value-type="float" office:value="1167">
            <text:p>116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63">
            <text:p>156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35">
            <text:p>113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111">
            <text:p>11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708">
            <text:p>2708</text:p>
          </table:table-cell>
          <table:table-cell table:style-name="ce22" office:value-type="float" office:value="1407">
            <text:p>140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592">
            <text:p>7592</text:p>
          </table:table-cell>
          <table:table-cell table:style-name="ce22" office:value-type="float" office:value="2574">
            <text:p>257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